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c6505" officeooo:paragraph-rsid="001c650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a6b74" officeooo:paragraph-rsid="001a6b74"/>
    </style:style>
    <style:style style:name="P9" style:family="paragraph" style:parent-style-name="Table_20_Contents">
      <style:text-properties officeooo:rsid="001b6599" officeooo:paragraph-rsid="001b6599"/>
    </style:style>
    <style:style style:name="P10" style:family="paragraph" style:parent-style-name="Table_20_Contents">
      <style:text-properties officeooo:rsid="001c6505" officeooo:paragraph-rsid="001c6505"/>
    </style:style>
    <style:style style:name="P11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fo:font-weight="normal" officeooo:rsid="001cccbe" officeooo:paragraph-rsid="001cccbe" style:font-style-asian="normal" style:font-weight-asian="normal" style:font-style-complex="normal" style:font-weight-complex="normal"/>
    </style:style>
    <style:style style:name="T1" style:family="text">
      <style:text-properties officeooo:rsid="001a6b74"/>
    </style:style>
    <style:style style:name="T2" style:family="text">
      <style:text-properties officeooo:rsid="001b6599"/>
    </style:style>
    <style:style style:name="T3" style:family="text">
      <style:text-properties officeooo:rsid="001c6505"/>
    </style:style>
    <style:style style:name="T4" style:family="text">
      <style:text-properties officeooo:rsid="001ccc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7.2 Remplir formulair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9">Remplir formulaire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<text:span text:style-name="T2">doit remplir le formulaire d'inscription pour s'inscrire.</text:span>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8"><text:span text:style-name="T2">Non-</text:span>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8">Aucune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10">Que les informations rentré soient valides.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Pour pouvoir devenir membre, on doit s'inscrire et <text:span text:style-name="T4">remplir</text:span> le formulaire d'inscription. Les informations doivent êtres valides.</text:p>
      <text:p text:style-name="P3"/>
      <text:p text:style-name="P2">Scénario d'opération</text:p>
      <text:list xml:id="list1288013646191753791" text:style-name="L1">
        <text:list-item>
          <text:p text:style-name="P11">L'utilisateur <text:span text:style-name="T3">rempli le formulaire d'inscription.</text:span></text:p>
        </text:list-item>
        <text:list-item>
          <text:p text:style-name="P12">Le système vérifie si le formulaire est valide.</text:p>
        </text:list-item>
        <text:list-item>
          <text:p text:style-name="P12">La suite de l'inscription est enclencher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7:23:06.128736488</dc:date>
    <meta:editing-duration>PT46M25S</meta:editing-duration>
    <meta:editing-cycles>11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76" meta:character-count="574" meta:non-whitespace-character-count="522"/>
  </office:meta>
</office:document-meta>
</file>